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ource Code Pro" svg:font-family="'Source Code Pro'" style:font-pitch="fixed"/>
    <style:font-face style:name="Raleway" svg:font-family="Raleway" style:font-pitch="variable"/>
    <style:font-face style:name="Roboto" svg:font-family="Roboto" style:font-pitch="variable"/>
    <style:font-face style:name="Roboto Mono" svg:font-family="'Rob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opacity="100%" draw:textarea-horizontal-align="justify" draw:textarea-vertical-align="middle" draw:auto-grow-height="false" fo:min-height="0.816cm" fo:min-width="3.16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opacity="100%" draw:textarea-horizontal-align="justify" draw:textarea-vertical-align="middle" draw:auto-grow-height="false" fo:min-height="0.816cm" fo:min-width="3.96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opacity="100%" draw:textarea-horizontal-align="justify" draw:textarea-vertical-align="middle" draw:auto-grow-height="false" fo:min-height="0.816cm" fo:min-width="4.46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textarea-vertical-align="middle"/>
    </style:style>
    <style:style style:name="P1" style:family="paragraph">
      <style:paragraph-properties fo:text-align="center"/>
      <style:text-properties style:font-name="Raleway"/>
    </style:style>
    <style:style style:name="P2" style:family="paragraph">
      <loext:graphic-properties draw:fill-color="#ffffff" draw:opacity="100%"/>
      <style:paragraph-properties fo:text-align="center"/>
      <style:text-properties style:font-name="Raleway"/>
    </style:style>
    <style:style style:name="P3" style:family="paragraph">
      <style:paragraph-properties fo:text-align="center"/>
      <style:text-properties style:font-name="Raleway" fo:font-weight="normal" style:font-weight-asian="normal" style:font-weight-complex="normal"/>
    </style:style>
    <style:style style:name="P4" style:family="paragraph">
      <loext:graphic-properties draw:fill-color="#ffffff" draw:opacity="100%"/>
      <style:paragraph-properties fo:text-align="center"/>
      <style:text-properties style:font-name="Raleway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7cm" svg:height="1.1cm" svg:x="2.8cm" svg:y="8.8cm">
          <text:p text:style-name="P1">HAProx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" draw:id="id5" draw:layer="layout" svg:width="4.5cm" svg:height="1.1cm" svg:x="16.8cm" svg:y="6.733cm">
          <text:p text:style-name="P1">NFS 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3" draw:id="id3" draw:layer="layout" svg:width="5cm" svg:height="1.1cm" svg:x="8.5cm" svg:y="10.8cm">
          <text:p text:style-name="P3"><text:span text:style-name="T1">Web Server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" draw:id="id2" draw:layer="layout" svg:width="5cm" svg:height="1.1cm" svg:x="8.5cm" svg:y="6.8cm">
          <text:p text:style-name="P1">Web Server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6" draw:id="id6" draw:layer="layout" svg:width="4.5cm" svg:height="1.1cm" svg:x="16.8cm" svg:y="8.567cm">
          <text:p text:style-name="P1">LDAP 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7" draw:id="id7" draw:layer="layout" svg:width="4.5cm" svg:height="1.1cm" svg:x="16.8cm" svg:y="10.4cm">
          <text:p text:style-name="P1">DB Mas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8" draw:id="id8" draw:layer="layout" svg:width="4.5cm" svg:height="1.1cm" svg:x="20.4cm" svg:y="12.4cm">
          <text:p text:style-name="P1">DB Slave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4.5cm" svg:height="1.1cm" svg:x="16.8cm" svg:y="4.9cm">
          <text:p text:style-name="P1">Redis Serve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6.5cm" svg:y1="9.35cm" svg:x2="8.5cm" svg:y2="7.35cm" draw:start-shape="id1" draw:start-glue-point="1" draw:end-shape="id2" draw:end-glue-point="3" svg:d="M6500 9350h1000v-2000h1000" svg:viewBox="0 0 2001 2001">
          <text:p/>
        </draw:connector>
        <draw:connector draw:style-name="gr4" draw:text-style-name="P1" draw:layer="layout" svg:x1="6.5cm" svg:y1="9.35cm" svg:x2="8.5cm" svg:y2="11.35cm" draw:start-shape="id1" draw:start-glue-point="1" draw:end-shape="id3" draw:end-glue-point="3" svg:d="M6500 9350h1000v2000h1000" svg:viewBox="0 0 2001 2001">
          <text:p/>
        </draw:connector>
        <draw:connector draw:style-name="gr5" draw:text-style-name="P1" draw:layer="layout" svg:x1="13.5cm" svg:y1="7.35cm" svg:x2="16.8cm" svg:y2="5.45cm" draw:start-shape="id2" draw:start-glue-point="1" draw:end-shape="id4" draw:end-glue-point="3" svg:d="M13500 7350h1650v-1900h1650" svg:viewBox="0 0 3301 1901">
          <text:p/>
        </draw:connector>
        <draw:connector draw:style-name="gr5" draw:text-style-name="P1" draw:layer="layout" svg:x1="13.5cm" svg:y1="7.35cm" svg:x2="16.8cm" svg:y2="7.283cm" draw:start-shape="id2" draw:start-glue-point="1" draw:end-shape="id5" draw:end-glue-point="3" svg:d="M13500 7350h1650v-67h1650" svg:viewBox="0 0 3301 68">
          <text:p/>
        </draw:connector>
        <draw:connector draw:style-name="gr5" draw:text-style-name="P1" draw:layer="layout" svg:x1="13.5cm" svg:y1="7.35cm" svg:x2="16.8cm" svg:y2="9.117cm" draw:start-shape="id2" draw:end-shape="id6" draw:end-glue-point="3" svg:d="M13500 7350h1650v1767h1650" svg:viewBox="0 0 3301 1768">
          <text:p/>
        </draw:connector>
        <draw:connector draw:style-name="gr4" draw:text-style-name="P1" draw:layer="layout" svg:x1="13.5cm" svg:y1="7.35cm" svg:x2="16.8cm" svg:y2="10.95cm" draw:start-shape="id2" draw:end-shape="id7" draw:end-glue-point="3" svg:d="M13500 7350h1650v3600h1650" svg:viewBox="0 0 3301 3601">
          <text:p/>
        </draw:connector>
        <draw:connector draw:style-name="gr4" draw:text-style-name="P1" draw:layer="layout" svg:x1="19.05cm" svg:y1="11.5cm" svg:x2="20.4cm" svg:y2="12.95cm" draw:start-shape="id7" draw:start-glue-point="2" draw:end-shape="id8" draw:end-glue-point="3" svg:d="M19050 11500v1450h1350" svg:viewBox="0 0 1351 1451">
          <text:p/>
        </draw:connector>
        <draw:connector draw:style-name="gr4" draw:text-style-name="P1" draw:layer="layout" svg:x1="13.5cm" svg:y1="11.35cm" svg:x2="16.8cm" svg:y2="10.95cm" draw:start-shape="id3" draw:start-glue-point="1" draw:end-shape="id7" draw:end-glue-point="3" svg:d="M13500 11350h1650v-400h1650" svg:viewBox="0 0 3301 401">
          <text:p/>
        </draw:connector>
        <draw:connector draw:style-name="gr4" draw:text-style-name="P1" draw:layer="layout" svg:x1="13.5cm" svg:y1="11.35cm" svg:x2="16.8cm" svg:y2="9.117cm" draw:start-shape="id3" draw:start-glue-point="1" draw:end-shape="id6" draw:end-glue-point="3" svg:d="M13500 11350h1650v-2233h1650" svg:viewBox="0 0 3301 2234">
          <text:p/>
        </draw:connector>
        <draw:connector draw:style-name="gr4" draw:text-style-name="P1" draw:layer="layout" svg:x1="13.5cm" svg:y1="11.35cm" svg:x2="16.8cm" svg:y2="7.283cm" draw:start-shape="id3" draw:start-glue-point="1" draw:end-shape="id5" draw:end-glue-point="3" svg:d="M13500 11350h1650v-4067h1650" svg:viewBox="0 0 3301 4068">
          <text:p/>
        </draw:connector>
        <draw:connector draw:style-name="gr4" draw:text-style-name="P1" draw:layer="layout" svg:x1="13.5cm" svg:y1="11.35cm" svg:x2="16.8cm" svg:y2="5.45cm" draw:start-shape="id3" draw:start-glue-point="1" draw:end-shape="id4" draw:end-glue-point="3" svg:d="M13500 11350h1650v-5900h1650" svg:viewBox="0 0 3301 59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ource Code Pro" svg:font-family="'Source Code Pro'" style:font-pitch="fixed"/>
    <style:font-face style:name="Raleway" svg:font-family="Raleway" style:font-pitch="variable"/>
    <style:font-face style:name="Roboto" svg:font-family="Roboto" style:font-pitch="variable"/>
    <style:font-face style:name="Roboto Mono" svg:font-family="'Rob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4T11:47:16.514874497</meta:creation-date>
    <dc:date>2020-04-14T12:01:02.377148208</dc:date>
    <meta:editing-duration>PT3M24S</meta:editing-duration>
    <meta:editing-cycles>1</meta:editing-cycles>
    <meta:document-statistic meta:object-count="19"/>
    <meta:generator>LibreOffice/6.3.5.2$Linux_X86_64 LibreOffice_project/30$Build-2</meta:generator>
  </office:meta>
</office:document-meta>
</file>